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8011">
      <style:table-cell-properties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011">
      <style:table-cell-properties fo:background-color="#ffffff" fo:border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011">
      <style:table-cell-properties fo:border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011">
      <style:table-cell-properties fo:background-color="#ffffff"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 style:data-style-name="N8011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7" style:family="table-cell" style:parent-style-name="Default" style:data-style-name="N8011">
      <style:table-cell-properties fo:border="none"/>
      <style:text-properties fo:font-size="9pt" style:font-size-asian="9pt" style:font-size-complex="9pt"/>
    </style:style>
    <style:style style:name="ce8" style:family="table-cell" style:parent-style-name="Default" style:data-style-name="N8011">
      <style:table-cell-properties fo:background-color="#ffffff" fo:border="none"/>
      <style:text-properties fo:font-size="9pt" style:font-size-asian="9pt" style:font-size-complex="9pt"/>
    </style:style>
    <style:style style:name="ce9" style:family="table-cell" style:parent-style-name="Default" style:data-style-name="N8011">
      <style:table-cell-properties fo:background-color="#ffffff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6"/>
        <table:table-column table:style-name="co1" table:number-columns-repeated="2" table:default-cell-style-name="ce7"/>
        <table:table-column table:style-name="co1" table:default-cell-style-name="ce5"/>
        <table:table-column table:style-name="co1" table:default-cell-style-name="ce8"/>
        <table:table-column table:style-name="co1" table:number-columns-repeated="2" table:default-cell-style-name="ce9"/>
        <table:table-column table:style-name="co1" table:default-cell-style-name="ce5"/>
        <table:table-row table:style-name="ro1">
          <table:table-cell/>
          <table:table-cell table:style-name="Default" office:value-type="string">
            <text:p>3db</text:p>
          </table:table-cell>
          <table:table-cell table:style-name="Default" table:number-columns-repeated="3"/>
          <table:table-cell table:style-name="Default" office:value-type="string">
            <text:p>50db</text:p>
          </table:table-cell>
          <table:table-cell table:style-name="Default" table:number-columns-repeated="3"/>
          <table:table-cell table:style-name="Default" office:value-type="string">
            <text:p>50+3db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Default" office:value-type="string">
            <text:p>3db</text:p>
          </table:table-cell>
          <table:table-cell table:style-name="Default" office:value-type="string">
            <text:p>50db</text:p>
          </table:table-cell>
          <table:table-cell table:style-name="Default" office:value-type="string">
            <text:p>7db*</text:p>
          </table:table-cell>
          <table:table-cell table:style-name="Default" office:value-type="string">
            <text:p>Mean</text:p>
          </table:table-cell>
          <table:table-cell table:style-name="Default" office:value-type="string">
            <text:p>3db</text:p>
          </table:table-cell>
          <table:table-cell table:style-name="Default" office:value-type="string">
            <text:p>50db</text:p>
          </table:table-cell>
          <table:table-cell table:style-name="Default" office:value-type="string">
            <text:p>7db*</text:p>
          </table:table-cell>
          <table:table-cell table:style-name="Default" office:value-type="string">
            <text:p>Mean</text:p>
          </table:table-cell>
          <table:table-cell table:style-name="Default" office:value-type="string">
            <text:p>3db</text:p>
          </table:table-cell>
          <table:table-cell table:style-name="Default" office:value-type="string">
            <text:p>50db</text:p>
          </table:table-cell>
          <table:table-cell table:style-name="Default" office:value-type="string">
            <text:p>7db*</text:p>
          </table:table-cell>
          <table:table-cell table:style-name="Default" office:value-type="string">
            <text:p>Mean</text:p>
          </table:table-cell>
        </table:table-row>
        <table:table-row table:style-name="ro1">
          <table:table-cell office:value-type="string">
            <text:p>Zeit</text:p>
          </table:table-cell>
          <table:table-cell table:style-name="ce1" office:value-type="percentage" office:value="0.826684">
            <text:p>82.67%</text:p>
          </table:table-cell>
          <table:table-cell office:value-type="percentage" office:value="0.852937">
            <text:p>85.29%</text:p>
          </table:table-cell>
          <table:table-cell office:value-type="percentage" office:value="0.774648">
            <text:p>77.46%</text:p>
          </table:table-cell>
          <table:table-cell table:formula="of:=AVERAGE([.B3:.D3])" office:value-type="percentage" office:value="0.818089666666667">
            <text:p>81,81%</text:p>
          </table:table-cell>
          <table:table-cell office:value-type="percentage" office:value="0.493302">
            <text:p>49.33%</text:p>
          </table:table-cell>
          <table:table-cell office:value-type="percentage" office:value="0.945728">
            <text:p>94.57%</text:p>
          </table:table-cell>
          <table:table-cell office:value-type="percentage" office:value="0.486556">
            <text:p>48.66%</text:p>
          </table:table-cell>
          <table:table-cell table:formula="of:=AVERAGE([.F3:.H3])" office:value-type="percentage" office:value="0.641862">
            <text:p>64,19%</text:p>
          </table:table-cell>
          <table:table-cell office:value-type="percentage" office:value="0.775406">
            <text:p>77.54%</text:p>
          </table:table-cell>
          <table:table-cell office:value-type="percentage" office:value="0.924677">
            <text:p>92.47%</text:p>
          </table:table-cell>
          <table:table-cell office:value-type="percentage" office:value="0.84379">
            <text:p>84.38%</text:p>
          </table:table-cell>
          <table:table-cell table:formula="of:=AVERAGE([.J3:.L3])" office:value-type="percentage" office:value="0.847957666666667">
            <text:p>84,80%</text:p>
          </table:table-cell>
        </table:table-row>
        <table:table-row table:style-name="ro2">
          <table:table-cell office:value-type="string">
            <text:p>Freq</text:p>
          </table:table-cell>
          <table:table-cell table:style-name="ce2" office:value-type="percentage" office:value="0.832278">
            <text:p>83.23%</text:p>
          </table:table-cell>
          <table:table-cell office:value-type="percentage" office:value="0.892782">
            <text:p>89.28%</text:p>
          </table:table-cell>
          <table:table-cell office:value-type="percentage" office:value="0.827145">
            <text:p>82.71%</text:p>
          </table:table-cell>
          <table:table-cell table:formula="of:=AVERAGE([.B4:.D4])" office:value-type="percentage" office:value="0.850735">
            <text:p>85,07%</text:p>
          </table:table-cell>
          <table:table-cell office:value-type="percentage" office:value="0.704303">
            <text:p>70.43%</text:p>
          </table:table-cell>
          <table:table-cell office:value-type="percentage" office:value="0.954905">
            <text:p>95.49%</text:p>
          </table:table-cell>
          <table:table-cell office:value-type="percentage" office:value="0.550576">
            <text:p>55.06%</text:p>
          </table:table-cell>
          <table:table-cell table:formula="of:=AVERAGE([.F4:.H4])" office:value-type="percentage" office:value="0.736594666666667">
            <text:p>73,66%</text:p>
          </table:table-cell>
          <table:table-cell office:value-type="percentage" office:value="0.813681">
            <text:p>81.37%</text:p>
          </table:table-cell>
          <table:table-cell office:value-type="percentage" office:value="0.938368">
            <text:p>93.84%</text:p>
          </table:table-cell>
          <table:table-cell office:value-type="percentage" office:value="0.751601">
            <text:p>75.16%</text:p>
          </table:table-cell>
          <table:table-cell table:formula="of:=AVERAGE([.J4:.L4])" office:value-type="percentage" office:value="0.83455">
            <text:p>83,46%</text:p>
          </table:table-cell>
        </table:table-row>
        <table:table-row table:style-name="ro2">
          <table:table-cell office:value-type="string">
            <text:p>Ceps</text:p>
          </table:table-cell>
          <table:table-cell office:value-type="percentage" office:value="0.885568">
            <text:p>88.56%</text:p>
          </table:table-cell>
          <table:table-cell office:value-type="percentage" office:value="0.947397">
            <text:p>94.74%</text:p>
          </table:table-cell>
          <table:table-cell office:value-type="percentage" office:value="0.930858">
            <text:p>93.09%</text:p>
          </table:table-cell>
          <table:table-cell table:formula="of:=AVERAGE([.B5:.D5])" office:value-type="percentage" office:value="0.921274333333333">
            <text:p>92,13%</text:p>
          </table:table-cell>
          <table:table-cell office:value-type="percentage" office:value="0.882673">
            <text:p>88.27%</text:p>
          </table:table-cell>
          <table:table-cell office:value-type="percentage" office:value="0.94774">
            <text:p>94.77%</text:p>
          </table:table-cell>
          <table:table-cell office:value-type="percentage" office:value="0.927017">
            <text:p>92.70%</text:p>
          </table:table-cell>
          <table:table-cell table:formula="of:=AVERAGE([.F5:.H5])" office:value-type="percentage" office:value="0.919143333333333">
            <text:p>91,91%</text:p>
          </table:table-cell>
          <table:table-cell table:style-name="ce9" office:value-type="percentage" office:value="0.883311">
            <text:p>88.33%</text:p>
          </table:table-cell>
          <table:table-cell table:style-name="ce8" office:value-type="percentage" office:value="0.948133">
            <text:p>94.81%</text:p>
          </table:table-cell>
          <table:table-cell table:style-name="ce8" office:value-type="percentage" office:value="0.925736">
            <text:p>92.57%</text:p>
          </table:table-cell>
          <table:table-cell table:formula="of:=AVERAGE([.J5:.L5])" office:value-type="percentage" office:value="0.91906">
            <text:p>91,91%</text:p>
          </table:table-cell>
        </table:table-row>
        <table:table-row table:style-name="ro2">
          <table:table-cell office:value-type="string">
            <text:p>Corr</text:p>
          </table:table-cell>
          <table:table-cell office:value-type="percentage" office:value="0.798567">
            <text:p>79.86%</text:p>
          </table:table-cell>
          <table:table-cell office:value-type="percentage" office:value="0.521664">
            <text:p>52.17%</text:p>
          </table:table-cell>
          <table:table-cell office:value-type="percentage" office:value="0.823303">
            <text:p>82.33%</text:p>
          </table:table-cell>
          <table:table-cell table:formula="of:=AVERAGE([.B6:.D6])" office:value-type="percentage" office:value="0.714511333333333">
            <text:p>71,45%</text:p>
          </table:table-cell>
          <table:table-cell office:value-type="percentage" office:value="0.726483">
            <text:p>72.65%</text:p>
          </table:table-cell>
          <table:table-cell office:value-type="percentage" office:value="0.869326">
            <text:p>86.93%</text:p>
          </table:table-cell>
          <table:table-cell office:value-type="percentage" office:value="0.783611">
            <text:p>78.36%</text:p>
          </table:table-cell>
          <table:table-cell table:formula="of:=AVERAGE([.F6:.H6])" office:value-type="percentage" office:value="0.79314">
            <text:p>79,31%</text:p>
          </table:table-cell>
          <table:table-cell office:value-type="percentage" office:value="0.802149">
            <text:p>80.21%</text:p>
          </table:table-cell>
          <table:table-cell office:value-type="percentage" office:value="0.840424">
            <text:p>84.04%</text:p>
          </table:table-cell>
          <table:table-cell office:value-type="percentage" office:value="0.851472">
            <text:p>85.15%</text:p>
          </table:table-cell>
          <table:table-cell table:formula="of:=AVERAGE([.J6:.L6])" office:value-type="percentage" office:value="0.831348333333333">
            <text:p>83,13%</text:p>
          </table:table-cell>
        </table:table-row>
        <table:table-row table:style-name="ro2">
          <table:table-cell office:value-type="string">
            <text:p>Zeit+Freq</text:p>
          </table:table-cell>
          <table:table-cell office:value-type="percentage" office:value="0.837234">
            <text:p>83.72%</text:p>
          </table:table-cell>
          <table:table-cell office:value-type="percentage" office:value="0.790225">
            <text:p>79.02%</text:p>
          </table:table-cell>
          <table:table-cell office:value-type="percentage" office:value="0.855314">
            <text:p>85.53%</text:p>
          </table:table-cell>
          <table:table-cell table:formula="of:=AVERAGE([.B7:.D7])" office:value-type="percentage" office:value="0.827591">
            <text:p>82,76%</text:p>
          </table:table-cell>
          <table:table-cell office:value-type="percentage" office:value="0.674567">
            <text:p>67.46%</text:p>
          </table:table-cell>
          <table:table-cell office:value-type="percentage" office:value="0.953972">
            <text:p>95.40%</text:p>
          </table:table-cell>
          <table:table-cell office:value-type="percentage" office:value="0.550576">
            <text:p>55.06%</text:p>
          </table:table-cell>
          <table:table-cell table:formula="of:=AVERAGE([.F7:.H7])" office:value-type="percentage" office:value="0.726371666666667">
            <text:p>72,64%</text:p>
          </table:table-cell>
          <table:table-cell office:value-type="percentage" office:value="0.813632">
            <text:p>81.36%</text:p>
          </table:table-cell>
          <table:table-cell office:value-type="percentage" office:value="0.920261">
            <text:p>92.03%</text:p>
          </table:table-cell>
          <table:table-cell office:value-type="percentage" office:value="0.751601">
            <text:p>75.16%</text:p>
          </table:table-cell>
          <table:table-cell table:formula="of:=AVERAGE([.J7:.L7])" office:value-type="percentage" office:value="0.828498">
            <text:p>82,85%</text:p>
          </table:table-cell>
        </table:table-row>
        <table:table-row table:style-name="ro2">
          <table:table-cell office:value-type="string">
            <text:p>Zeit+Ceps</text:p>
          </table:table-cell>
          <table:table-cell office:value-type="percentage" office:value="0.890819">
            <text:p>89.08%</text:p>
          </table:table-cell>
          <table:table-cell office:value-type="percentage" office:value="0.947838">
            <text:p>94.78%</text:p>
          </table:table-cell>
          <table:table-cell office:value-type="percentage" office:value="0.928297">
            <text:p>92.83%</text:p>
          </table:table-cell>
          <table:table-cell table:formula="of:=AVERAGE([.B8:.D8])" office:value-type="percentage" office:value="0.922318">
            <text:p>92,23%</text:p>
          </table:table-cell>
          <table:table-cell office:value-type="percentage" office:value="0.831739">
            <text:p>83.17%</text:p>
          </table:table-cell>
          <table:table-cell office:value-type="percentage" office:value="0.952451">
            <text:p>95.25%</text:p>
          </table:table-cell>
          <table:table-cell office:value-type="percentage" office:value="0.878361">
            <text:p>87.84%</text:p>
          </table:table-cell>
          <table:table-cell table:formula="of:=AVERAGE([.F8:.H8])" office:value-type="percentage" office:value="0.887517">
            <text:p>88,75%</text:p>
          </table:table-cell>
          <table:table-cell office:value-type="percentage" office:value="0.892684">
            <text:p>89.27%</text:p>
          </table:table-cell>
          <table:table-cell office:value-type="percentage" office:value="0.948575">
            <text:p>94.86%</text:p>
          </table:table-cell>
          <table:table-cell office:value-type="percentage" office:value="0.924456">
            <text:p>92.45%</text:p>
          </table:table-cell>
          <table:table-cell table:formula="of:=AVERAGE([.J8:.L8])" office:value-type="percentage" office:value="0.921905">
            <text:p>92,19%</text:p>
          </table:table-cell>
        </table:table-row>
        <table:table-row table:style-name="ro2">
          <table:table-cell office:value-type="string">
            <text:p>Zeit+Corr</text:p>
          </table:table-cell>
          <table:table-cell table:style-name="ce4" office:value-type="percentage" office:value="0.836596">
            <text:p>83.66%</text:p>
          </table:table-cell>
          <table:table-cell table:style-name="ce4" office:value-type="percentage" office:value="0.88758">
            <text:p>88.76%</text:p>
          </table:table-cell>
          <table:table-cell table:style-name="ce4" office:value-type="percentage" office:value="0.848912">
            <text:p>84.89%</text:p>
          </table:table-cell>
          <table:table-cell table:formula="of:=AVERAGE([.B9:.D9])" office:value-type="percentage" office:value="0.857696">
            <text:p>85,77%</text:p>
          </table:table-cell>
          <table:table-cell office:value-type="percentage" office:value="0.493302">
            <text:p>49.33%</text:p>
          </table:table-cell>
          <table:table-cell office:value-type="percentage" office:value="0.958143">
            <text:p>95.81%</text:p>
          </table:table-cell>
          <table:table-cell office:value-type="percentage" office:value="0.486556">
            <text:p>48.66%</text:p>
          </table:table-cell>
          <table:table-cell table:formula="of:=AVERAGE([.F9:.H9])" office:value-type="percentage" office:value="0.646000333333333">
            <text:p>64,60%</text:p>
          </table:table-cell>
          <table:table-cell office:value-type="percentage" office:value="0.804505">
            <text:p>80.45%</text:p>
          </table:table-cell>
          <table:table-cell office:value-type="percentage" office:value="0.922665">
            <text:p>92.27%</text:p>
          </table:table-cell>
          <table:table-cell office:value-type="percentage" office:value="0.884763">
            <text:p>88.48%</text:p>
          </table:table-cell>
          <table:table-cell table:formula="of:=AVERAGE([.J9:.L9])" office:value-type="percentage" office:value="0.870644333333333">
            <text:p>87,06%</text:p>
          </table:table-cell>
        </table:table-row>
        <table:table-row table:style-name="ro2">
          <table:table-cell office:value-type="string">
            <text:p>Freq+Ceps</text:p>
          </table:table-cell>
          <table:table-cell office:value-type="percentage" office:value="0.890132">
            <text:p>89.01%</text:p>
          </table:table-cell>
          <table:table-cell office:value-type="percentage" office:value="0.948722">
            <text:p>94.87%</text:p>
          </table:table-cell>
          <table:table-cell office:value-type="percentage" office:value="0.921895">
            <text:p>92.19%</text:p>
          </table:table-cell>
          <table:table-cell table:formula="of:=AVERAGE([.B10:.D10])" office:value-type="percentage" office:value="0.920249666666667">
            <text:p>92,02%</text:p>
          </table:table-cell>
          <table:table-cell office:value-type="percentage" office:value="0.706708">
            <text:p>70.67%</text:p>
          </table:table-cell>
          <table:table-cell office:value-type="percentage" office:value="0.955248">
            <text:p>95.52%</text:p>
          </table:table-cell>
          <table:table-cell office:value-type="percentage" office:value="0.550576">
            <text:p>55.06%</text:p>
          </table:table-cell>
          <table:table-cell table:formula="of:=AVERAGE([.F10:.H10])" office:value-type="percentage" office:value="0.737510666666667">
            <text:p>73,75%</text:p>
          </table:table-cell>
          <table:table-cell office:value-type="percentage" office:value="0.886157">
            <text:p>88.62%</text:p>
          </table:table-cell>
          <table:table-cell office:value-type="percentage" office:value="0.953727">
            <text:p>95.37%</text:p>
          </table:table-cell>
          <table:table-cell office:value-type="percentage" office:value="0.914213">
            <text:p>91.42%</text:p>
          </table:table-cell>
          <table:table-cell table:formula="of:=AVERAGE([.J10:.L10])" office:value-type="percentage" office:value="0.918032333333333">
            <text:p>91,80%</text:p>
          </table:table-cell>
        </table:table-row>
        <table:table-row table:style-name="ro2">
          <table:table-cell office:value-type="string">
            <text:p>Freq+Corr</text:p>
          </table:table-cell>
          <table:table-cell office:value-type="percentage" office:value="0.829187">
            <text:p>82.92%</text:p>
          </table:table-cell>
          <table:table-cell office:value-type="percentage" office:value="0.892782">
            <text:p>89.28%</text:p>
          </table:table-cell>
          <table:table-cell office:value-type="percentage" office:value="0.827145">
            <text:p>82.71%</text:p>
          </table:table-cell>
          <table:table-cell table:formula="of:=AVERAGE([.B11:.D11])" office:value-type="percentage" office:value="0.849704666666667">
            <text:p>84,97%</text:p>
          </table:table-cell>
          <table:table-cell office:value-type="percentage" office:value="0.705187">
            <text:p>70.52%</text:p>
          </table:table-cell>
          <table:table-cell office:value-type="percentage" office:value="0.955739">
            <text:p>95.57%</text:p>
          </table:table-cell>
          <table:table-cell office:value-type="percentage" office:value="0.550576">
            <text:p>55.06%</text:p>
          </table:table-cell>
          <table:table-cell table:formula="of:=AVERAGE([.F11:.H11])" office:value-type="percentage" office:value="0.737167333333333">
            <text:p>73,72%</text:p>
          </table:table-cell>
          <table:table-cell office:value-type="percentage" office:value="0.817557">
            <text:p>81.76%</text:p>
          </table:table-cell>
          <table:table-cell office:value-type="percentage" office:value="0.945728">
            <text:p>94.57%</text:p>
          </table:table-cell>
          <table:table-cell office:value-type="percentage" office:value="0.74904">
            <text:p>74.90%</text:p>
          </table:table-cell>
          <table:table-cell table:formula="of:=AVERAGE([.J11:.L11])" office:value-type="percentage" office:value="0.837441666666667">
            <text:p>83,74%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4.12.2016</text:date>, <text:time>17:11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z Anders</meta:initial-creator>
    <meta:creation-date>2016-12-04T17:11:13</meta:creation-date>
    <dc:date>2016-12-04T17:11:39</dc:date>
    <dc:creator>Franz Anders</dc:creator>
    <meta:editing-duration>PT27S</meta:editing-duration>
    <meta:editing-cycles>1</meta:editing-cycles>
    <meta:document-statistic meta:table-count="3" meta:cell-count="132" meta:object-count="0"/>
    <meta:generator>OpenOffice/4.1.1$Unix OpenOffice.org_project/411m6$Build-9775</meta:generator>
  </office:meta>
</office:document-meta>
</file>